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text:span><text:soft-page-break/><text:span text:style-name="T154">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was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oft-page-break/><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oft-page-break/><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oft-page-break/><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oft-page-break/><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oft-page-break/><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text:span><text:soft-page-break/><text:span text:style-name="T177">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oft-page-break/><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oft-page-break/><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oft-page-break/><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oft-page-break/><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oft-page-break/><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oft-page-break/><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oft-page-break/><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text:span><text:soft-page-break/><text:span text:style-name="T197">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oft-page-break/><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text:span><text:soft-page-break/><text:span text:style-name="T201">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oft-page-break/><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text:span><text:soft-page-break/><text:span text:style-name="T209">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oft-page-break/><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oft-page-break/><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text:span><text:soft-page-break/><text:span text:style-name="T220">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oft-page-break/><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oft-page-break/><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text:span><text:soft-page-break/><text:span text:style-name="T231">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text:span><text:soft-page-break/><text:span text:style-name="T234">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oft-page-break/><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oft-page-break/><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text:span><text:soft-page-break/><text:span text:style-name="T247">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oft-page-break/><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74</meta:editing-cycles>
    <meta:generator>LibreOffice/7.4.2.3$Windows_X86_64 LibreOffice_project/382eef1f22670f7f4118c8c2dd222ec7ad009daf</meta:generator>
    <dc:date>2022-10-25T20:25:59.028000000</dc:date>
    <meta:editing-duration>PT14H16M</meta:editing-duration>
    <meta:document-statistic meta:table-count="0" meta:image-count="0" meta:object-count="0" meta:page-count="82" meta:paragraph-count="869" meta:word-count="21956" meta:character-count="123239" meta:non-whitespace-character-count="97901"/>
  </office:meta>
</office:document-meta>
</file>